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5.9cm" svg:height="16.873cm" svg:x="1cm" svg:y="1.12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21:20:38.722307183</meta:creation-date>
    <dc:date>2015-07-05T00:00:52.702044217</dc:date>
    <meta:editing-duration>P0D</meta:editing-duration>
    <meta:editing-cycles>2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1cm" svg:height="16.874cm" xlink:href="." xlink:type="simple" chart:class="chart:bar" chart:style-name="ch1">
        <chart:legend chart:legend-position="top" svg:x="9.798cm" svg:y="0.185cm" style:legend-expansion="wide" chart:style-name="ch2"/>
        <chart:plot-area chart:style-name="ch3" chart:data-source-has-labels="both" svg:x="1.707cm" svg:y="1.298cm" svg:width="23.676cm" svg:height="14.08cm">
          <chartooo:coordinate-region svg:x="2.381cm" svg:y="1.511cm" svg:width="23.002cm" svg:height="10.382cm"/>
          <chart:axis chart:dimension="x" chart:name="primary-x" chart:style-name="ch4" chartooo:axis-type="auto">
            <chartooo:date-scale/>
            <chart:title svg:x="11.821cm" svg:y="15.715cm" chart:style-name="ch5">
              <text:p>Scoring functions</text:p>
            </chart:title>
            <chart:categories table:cell-range-address="local-table.$A$2:.$A$34"/>
          </chart:axis>
          <chart:axis chart:dimension="y" chart:name="primary-y" chart:style-name="ch6">
            <chart:title svg:x="0.451cm" svg:y="10.803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local-table.$B$2:.$B$34" chart:label-cell-address="local-table.$B$1" chart:class="chart:bar">
            <chart:data-point chart:repeated="33"/>
          </chart:series>
          <chart:series chart:style-name="ch10" chart:values-cell-range-address="local-table.$C$2:.$C$34" chart:label-cell-address="local-table.$C$1" chart:class="chart:bar">
            <chart:data-point chart:repeated="33"/>
          </chart:series>
          <chart:series chart:style-name="ch11" chart:values-cell-range-address="local-table.$D$2:.$D$34" chart:label-cell-address="local-table.$D$1" chart:class="chart:ba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 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TS</text:p>
              </table:table-cell>
              <table:table-cell office:value-type="float" office:value="0">
                <text:p>0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EPAIR_MIN</text:p>
              </table:table-cell>
              <table:table-cell office:value-type="float" office:value="0">
                <text:p>0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ES3DC_CB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DOPE_HR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ZS3DC_CB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ZPAIR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DFIRE2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0">
                <text:p>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MSBM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Qm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Qa</text:p>
              </table:table-cell>
              <table:table-cell office:value-type="float" office:value="20">
                <text:p>2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0">
                <text:p>4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SKOIP</text:p>
              </table:table-cell>
              <table:table-cell office:value-type="float" office:value="0">
                <text:p>0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0">
                <text:p>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Z3DC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20">
                <text:p>2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53.3333333333">
                <text:p>5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0">
                <text:p>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